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394in" svg:height="3.5406in" svg:x="0.7311in" svg:y="2.5185in">
            <draw:object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mitr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m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ober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Jeroe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ddi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a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S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WA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B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formula="of:=SUM([.B5:.B10])" office:value-type="float" office:value="18" calcext:value-type="float">
            <text:p>18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3" table:formula="of:=SUM([.D5:.D10])" office:value-type="float" office:value="14" calcext:value-type="float">
            <text:p>14</text:p>
          </table:table-cell>
          <table:table-cell table:style-name="ce6" table:formula="of:=SUM([.E5:.E10])" office:value-type="float" office:value="26" calcext:value-type="float">
            <text:p>26</text:p>
          </table:table-cell>
          <table:table-cell table:style-name="ce3" table:formula="of:=SUM([.F5:.F10])" office:value-type="float" office:value="6" calcext:value-type="float">
            <text:p>6</text:p>
          </table:table-cell>
          <table:table-cell table:style-name="ce6" table:formula="of:=SUM([.G5:.G10])" office:value-type="float" office:value="24" calcext:value-type="float">
            <text:p>24</text:p>
          </table:table-cell>
          <table:table-cell table:style-name="ce3" table:formula="of:=SUM([.H5:.H10])" office:value-type="float" office:value="5" calcext:value-type="float">
            <text:p>5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3" table:formula="of:=SUM([.J5:.J10])" office:value-type="float" office:value="9" calcext:value-type="float">
            <text:p>9</text:p>
          </table:table-cell>
          <table:table-cell table:style-name="ce6" table:formula="of:=SUM([.K5:.K10])" office:value-type="float" office:value="24" calcext:value-type="float">
            <text:p>24</text:p>
          </table:table-cell>
          <table:table-cell table:style-name="ce3" table:formula="of:=SUM([.L5:.L10])" office:value-type="float" office:value="16" calcext:value-type="float">
            <text:p>16</text:p>
          </table:table-cell>
          <table:table-cell table:style-name="ce6" table:formula="of:=SUM([.M5:.M10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5:23:27.031759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42:31.428994162</meta:creation-date>
    <dc:date>2017-05-08T15:25:09.987715585</dc:date>
    <meta:editing-duration>PT8M27S</meta:editing-duration>
    <meta:editing-cycles>4</meta:editing-cycles>
    <meta:generator>LibreOffice/4.2.8.2$Linux_X86_64 LibreOffice_project/420m0$Build-2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87cm" svg:height="8.994cm" xlink:href=".." xlink:type="simple" chart:class="chart:bar" chart:style-name="ch1">
        <chart:legend chart:legend-position="end" svg:x="25.947cm" svg:y="2.95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837cm" svg:height="8.636cm">
          <chartooo:coordinate-region svg:x="1.176cm" svg:y="0.378cm" svg:width="24.216cm" svg:height="7.79cm"/>
          <chart:axis chart:dimension="x" chart:name="primary-x" chart:style-name="ch4" chartooo:axis-type="auto">
            <chartooo:date-scale/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16">
                <text:p>16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9">
                <text:p>9</text:p>
                <draw:g>
                  <svg:desc>Sheet1.J11:Sheet1.K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5">
                <text:p>5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6">
                <text:p>6</text:p>
                <draw:g>
                  <svg:desc>Sheet1.F11:Sheet1.G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4">
                <text:p>14</text:p>
                <draw:g>
                  <svg:desc>Sheet1.D11:Sheet1.E11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18">
                <text:p>18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